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67b10" officeooo:paragraph-rsid="00167b10"/>
    </style:style>
    <style:style style:name="P2" style:family="paragraph" style:parent-style-name="Standard">
      <style:text-properties officeooo:rsid="0016b3d1" officeooo:paragraph-rsid="0016b3d1"/>
    </style:style>
    <style:style style:name="P3" style:family="paragraph" style:parent-style-name="Standard">
      <style:text-properties officeooo:rsid="0016b3d1" officeooo:paragraph-rsid="001b6c2a"/>
    </style:style>
    <style:style style:name="P4" style:family="paragraph" style:parent-style-name="Standard">
      <style:text-properties officeooo:rsid="0016b3d1" officeooo:paragraph-rsid="001d4c68"/>
    </style:style>
    <style:style style:name="P5" style:family="paragraph" style:parent-style-name="Standard">
      <style:text-properties officeooo:rsid="0018cbc3" officeooo:paragraph-rsid="0018cbc3"/>
    </style:style>
    <style:style style:name="P6" style:family="paragraph" style:parent-style-name="Standard">
      <style:text-properties officeooo:rsid="00167b10" officeooo:paragraph-rsid="00167b10"/>
    </style:style>
    <style:style style:name="P7" style:family="paragraph" style:parent-style-name="Standard">
      <style:text-properties officeooo:rsid="00167b10" officeooo:paragraph-rsid="001e5454"/>
    </style:style>
    <style:style style:name="P8" style:family="paragraph" style:parent-style-name="Standard">
      <style:text-properties officeooo:rsid="00167b10" officeooo:paragraph-rsid="001ea9af"/>
    </style:style>
    <style:style style:name="P9" style:family="paragraph" style:parent-style-name="Standard">
      <style:text-properties officeooo:rsid="00167b10" officeooo:paragraph-rsid="001f82c4"/>
    </style:style>
    <style:style style:name="P10" style:family="paragraph" style:parent-style-name="Standard">
      <style:text-properties officeooo:rsid="00167b10" officeooo:paragraph-rsid="0026bcf6"/>
    </style:style>
    <style:style style:name="P11" style:family="paragraph" style:parent-style-name="Standard">
      <style:text-properties officeooo:rsid="001e5454" officeooo:paragraph-rsid="001e5454"/>
    </style:style>
    <style:style style:name="P12" style:family="paragraph" style:parent-style-name="Standard">
      <style:text-properties officeooo:rsid="001ea9af" officeooo:paragraph-rsid="001ea9af"/>
    </style:style>
    <style:style style:name="P13" style:family="paragraph" style:parent-style-name="Standard">
      <style:text-properties officeooo:rsid="002149df" officeooo:paragraph-rsid="002149df"/>
    </style:style>
    <style:style style:name="P14" style:family="paragraph" style:parent-style-name="Standard">
      <style:text-properties officeooo:rsid="002149df" officeooo:paragraph-rsid="0026bcf6"/>
    </style:style>
    <style:style style:name="P15" style:family="paragraph" style:parent-style-name="Standard">
      <style:text-properties officeooo:rsid="00232bcf" officeooo:paragraph-rsid="00232bcf"/>
    </style:style>
    <style:style style:name="P16" style:family="paragraph" style:parent-style-name="Standard">
      <style:text-properties officeooo:rsid="00234669" officeooo:paragraph-rsid="00234669"/>
    </style:style>
    <style:style style:name="P17" style:family="paragraph" style:parent-style-name="Standard">
      <style:text-properties officeooo:rsid="00234669" officeooo:paragraph-rsid="0026bcf6"/>
    </style:style>
    <style:style style:name="P18" style:family="paragraph" style:parent-style-name="Standard">
      <style:text-properties officeooo:rsid="00248c12" officeooo:paragraph-rsid="00248c12"/>
    </style:style>
    <style:style style:name="P19" style:family="paragraph" style:parent-style-name="Standard">
      <style:text-properties officeooo:rsid="0026bcf6" officeooo:paragraph-rsid="0026bcf6"/>
    </style:style>
    <style:style style:name="P20" style:family="paragraph" style:parent-style-name="Standard">
      <style:text-properties officeooo:paragraph-rsid="00234669"/>
    </style:style>
    <style:style style:name="P21" style:family="paragraph" style:parent-style-name="Standard">
      <style:text-properties officeooo:rsid="0027f385" officeooo:paragraph-rsid="0027f385"/>
    </style:style>
    <style:style style:name="P22" style:family="paragraph" style:parent-style-name="Standard">
      <style:text-properties officeooo:rsid="00298c6c" officeooo:paragraph-rsid="00298c6c"/>
    </style:style>
    <style:style style:name="P23" style:family="paragraph" style:parent-style-name="Standard" style:list-style-name="L1">
      <style:text-properties officeooo:rsid="00298c6c" officeooo:paragraph-rsid="00298c6c"/>
    </style:style>
    <style:style style:name="P24" style:family="paragraph" style:parent-style-name="Standard" style:list-style-name="L1">
      <style:text-properties officeooo:rsid="00298c6c" officeooo:paragraph-rsid="002c9c29"/>
    </style:style>
    <style:style style:name="P25" style:family="paragraph" style:parent-style-name="Standard">
      <style:text-properties officeooo:rsid="002af98d" officeooo:paragraph-rsid="002af98d"/>
    </style:style>
    <style:style style:name="P26" style:family="paragraph" style:parent-style-name="Standard">
      <style:text-properties officeooo:rsid="002c9c29" officeooo:paragraph-rsid="002c9c29"/>
    </style:style>
    <style:style style:name="P27" style:family="paragraph" style:parent-style-name="Standard">
      <style:text-properties officeooo:paragraph-rsid="002d3791"/>
    </style:style>
    <style:style style:name="P28" style:family="paragraph" style:parent-style-name="Standard">
      <style:text-properties officeooo:rsid="002dc690" officeooo:paragraph-rsid="002dc690"/>
    </style:style>
    <style:style style:name="P29" style:family="paragraph" style:parent-style-name="Standard">
      <style:text-properties officeooo:rsid="0030865a" officeooo:paragraph-rsid="0030865a"/>
    </style:style>
    <style:style style:name="P30" style:family="paragraph" style:parent-style-name="Standard">
      <style:text-properties officeooo:rsid="00322b1f" officeooo:paragraph-rsid="00322b1f"/>
    </style:style>
    <style:style style:name="P31" style:family="paragraph" style:parent-style-name="Standard">
      <style:text-properties officeooo:rsid="0032b447" officeooo:paragraph-rsid="0032b447"/>
    </style:style>
    <style:style style:name="P32" style:family="paragraph" style:parent-style-name="Standard">
      <style:text-properties fo:font-style="italic" style:text-underline-style="none" officeooo:rsid="0032b447" officeooo:paragraph-rsid="0032b447" style:font-style-asian="italic" style:font-style-complex="italic"/>
    </style:style>
    <style:style style:name="P33" style:family="paragraph" style:parent-style-name="Standard">
      <style:text-properties officeooo:rsid="0018cbc3" officeooo:paragraph-rsid="0018cbc3"/>
    </style:style>
    <style:style style:name="P34" style:family="paragraph" style:parent-style-name="Standard">
      <style:text-properties officeooo:rsid="0036cf1c" officeooo:paragraph-rsid="0036cf1c"/>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paragraph-rsid="001e5454"/>
    </style:style>
    <style:style style:name="P38" style:family="paragraph" style:parent-style-name="Heading_20_1" style:list-style-name="">
      <style:paragraph-properties fo:break-before="page"/>
      <style:text-properties officeooo:paragraph-rsid="001e5454"/>
    </style:style>
    <style:style style:name="P39" style:family="paragraph" style:parent-style-name="Heading_20_2">
      <style:text-properties officeooo:paragraph-rsid="001e5454"/>
    </style:style>
    <style:style style:name="P40" style:family="paragraph" style:parent-style-name="Heading_20_2">
      <style:text-properties officeooo:paragraph-rsid="001ea9af"/>
    </style:style>
    <style:style style:name="P41" style:family="paragraph" style:parent-style-name="Heading_20_2">
      <style:text-properties officeooo:paragraph-rsid="001f82c4"/>
    </style:style>
    <style:style style:name="P42" style:family="paragraph" style:parent-style-name="Heading_20_2">
      <style:text-properties officeooo:paragraph-rsid="0026bcf6"/>
    </style:style>
    <style:style style:name="P43" style:family="paragraph" style:parent-style-name="Heading_20_2">
      <style:text-properties officeooo:paragraph-rsid="002d3791"/>
    </style:style>
    <style:style style:name="T1" style:family="text">
      <style:text-properties officeooo:rsid="00167b10"/>
    </style:style>
    <style:style style:name="T2" style:family="text">
      <style:text-properties officeooo:rsid="0016b3d1"/>
    </style:style>
    <style:style style:name="T3" style:family="text">
      <style:text-properties fo:font-style="italic" style:font-style-asian="italic" style:font-style-complex="italic"/>
    </style:style>
    <style:style style:name="T4" style:family="text">
      <style:text-properties officeooo:rsid="001779d9"/>
    </style:style>
    <style:style style:name="T5" style:family="text">
      <style:text-properties officeooo:rsid="0017d3ba"/>
    </style:style>
    <style:style style:name="T6" style:family="text">
      <style:text-properties officeooo:rsid="0018cdd7"/>
    </style:style>
    <style:style style:name="T7" style:family="text">
      <style:text-properties officeooo:rsid="0019b52f"/>
    </style:style>
    <style:style style:name="T8" style:family="text">
      <style:text-properties officeooo:rsid="001db477"/>
    </style:style>
    <style:style style:name="T9" style:family="text">
      <style:text-properties officeooo:rsid="001e5454"/>
    </style:style>
    <style:style style:name="T10" style:family="text">
      <style:text-properties officeooo:rsid="001ea9af"/>
    </style:style>
    <style:style style:name="T11" style:family="text">
      <style:text-properties officeooo:rsid="001f82c4"/>
    </style:style>
    <style:style style:name="T12" style:family="text">
      <style:text-properties officeooo:rsid="00234669"/>
    </style:style>
    <style:style style:name="T13" style:family="text">
      <style:text-properties officeooo:rsid="002af98d"/>
    </style:style>
    <style:style style:name="T14" style:family="text">
      <style:text-properties fo:font-weight="bold" style:font-weight-asian="bold" style:font-weight-complex="bold"/>
    </style:style>
    <style:style style:name="T15" style:family="text">
      <style:text-properties fo:font-weight="bold" officeooo:rsid="002af98d" style:font-weight-asian="bold" style:font-weight-complex="bold"/>
    </style:style>
    <style:style style:name="T16" style:family="text">
      <style:text-properties fo:font-weight="bold" officeooo:rsid="002c9c29" style:font-weight-asian="bold" style:font-weight-complex="bold"/>
    </style:style>
    <style:style style:name="T17" style:family="text">
      <style:text-properties officeooo:rsid="002c9c29"/>
    </style:style>
    <style:style style:name="T18" style:family="text">
      <style:text-properties officeooo:rsid="002d3791"/>
    </style:style>
    <style:style style:name="T19" style:family="text">
      <style:text-properties officeooo:rsid="00344b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SCP database descriptions</text:p>
      <text:p text:style-name="P1"/>
      <text:h text:style-name="Heading_20_1" text:outline-level="1">permission</text:h>
      <text:p text:style-name="P31"/>
      <text:p text:style-name="P32">uuugggooo</text:p>
      <text:p text:style-name="P31"/>
      <text:p text:style-name="P31">uuu – user</text:p>
      <text:p text:style-name="P31">ggg – group</text:p>
      <text:p text:style-name="P31">ooo - other</text:p>
      <text:p text:style-name="P1"/>
      <text:p text:style-name="P31">Each group is rw- <text:span text:style-name="T19">and other permissions may be added added in front of this.</text:span></text:p>
      <text:h text:style-name="Heading_20_1" text:outline-level="1"><text:span text:style-name="T1">Database:</text:span> vscpd</text:h>
      <text:p text:style-name="P1">Contains information related to the VSCP daemon. This is a read-only or at least seldom write database that safely can be placed on write limited media</text:p>
      <text:p text:style-name="P1"/>
      <text:p text:style-name="P2">Normally stored in <text:span text:style-name="T3">/srv/vscp</text:span></text:p>
      <text:h text:style-name="Heading_20_2" text:outline-level="2"><text:span text:style-name="T1">Table: </text:span>settings</text:h>
      <text:p text:style-name="P1">Mirror of settings from vscpd XML file. This is just one record. The first record will be used.</text:p>
      <text:p text:style-name="P1"/>
      <text:p text:style-name="P30">CREATE TABLE "Settings" (</text:p>
      <text:p text:style-name="P30"><text:tab/>`idx_settings`<text:tab/>INTEGER NOT NULL PRIMARY KEY AUTOINCREMENT UNIQUE,</text:p>
      <text:p text:style-name="P30"><text:tab/>`dbversion`<text:tab/>INTEGER NOT NULL,</text:p>
      <text:p text:style-name="P30"><text:tab/>`vscpd_LogLevel`<text:tab/>INTEGER NOT NULL,</text:p>
      <text:p text:style-name="P30"><text:tab/>`vscpd_RunAsUser`<text:tab/>TEXT,</text:p>
      <text:p text:style-name="P30"><text:tab/>`vscpd_GUID`<text:tab/>TEXT NOT NULL,</text:p>
      <text:p text:style-name="P30"><text:tab/>`vscpd_Name`<text:tab/>TEXT NOT NULL,</text:p>
      <text:p text:style-name="P30"><text:tab/>`vscpd_GeneralLogFile_Enable`<text:tab/>INTEGER NOT NULL,</text:p>
      <text:p text:style-name="P30"><text:tab/>`vscpd_GeneralLogFile_Path`<text:tab/>TEXT NOT NULL,</text:p>
      <text:p text:style-name="P30"><text:tab/>`vscpd_SecurityLogFile_Enable`<text:tab/>INTEGER NOT NULL,</text:p>
      <text:p text:style-name="P30"><text:tab/>`vscpd_SecurityLogFile_Path`<text:tab/>TEXT NOT NULL,</text:p>
      <text:p text:style-name="P30"><text:tab/>`vscpd_AccessLogFile_Enable`<text:tab/>INTEGER NOT NULL,</text:p>
      <text:p text:style-name="P30"><text:tab/>`vscpd_AccessLogFile_Path`<text:tab/>TEXT NOT NULL,</text:p>
      <text:p text:style-name="P30"><text:tab/>`vscpd_TcpipInterface_Enable`<text:tab/>INTEGER NOT NULL,</text:p>
      <text:p text:style-name="P30"><text:tab/>`vscpd_TcpipInterface_Port`<text:tab/>REAL NOT NULL,</text:p>
      <text:p text:style-name="P30"><text:tab/>`vscpd_MulticastInterface_Enable`<text:tab/>INTEGER NOT NULL,</text:p>
      <text:p text:style-name="P30"><text:tab/>`vscpd_MulticastInterface_Port`<text:tab/>TEXT NOT NULL,</text:p>
      <text:p text:style-name="P30"><text:tab/>`vscpd_MulicastInterface_ttl`<text:tab/>INTEGER NOT NULL,</text:p>
      <text:p text:style-name="P30"><text:tab/>`vscpd_UdpSimpleInterface_Enable`<text:tab/>INTEGER NOT NULL,</text:p>
      <text:p text:style-name="P30"><text:tab/>`vscpd_UdpSimpleInterface_Port`<text:tab/>TEXT NOT NULL,</text:p>
      <text:p text:style-name="P30"><text:tab/>`vscpd_InternalDaemonFunctionality_Enable`<text:tab/>INTEGER NOT NULL,</text:p>
      <text:p text:style-name="P30"><text:tab/>`vscpd_DM_Enable`<text:tab/>INTEGER NOT NULL,</text:p>
      <text:p text:style-name="P30"><text:tab/>`vscpd_DM_Path`<text:tab/>NUMERIC NOT NULL,</text:p>
      <text:p text:style-name="P30"><text:tab/>`vscpd_DM_Logging_Enable`<text:tab/>INTEGER NOT NULL,</text:p>
      <text:p text:style-name="P30"><text:tab/>`vscpd_DM_Logging_Path`<text:tab/>TEXT NOT NULL,</text:p>
      <text:p text:style-name="P30"><text:tab/>`vscpd_DM_Logging_Level`<text:tab/>INTEGER NOT NULL,</text:p>
      <text:p text:style-name="P30"><text:tab/>`vscpd_Variables_Enable`<text:tab/>INTEGER NOT NULL,</text:p>
      <text:p text:style-name="P30"><text:tab/>`vscpd_Variables_Path`<text:tab/>TEXT NOT NULL,</text:p>
      <text:p text:style-name="P30"><text:tab/>`vscpd_VSCPD_DefaultClientBufferSize`<text:tab/>INTEGER NOT NULL,</text:p>
      <text:p text:style-name="P30"><text:tab/>`vscpd_Webserver_Enable`<text:tab/>NUMERIC NOT NULL,</text:p>
      <text:p text:style-name="P30"><text:tab/>`vscpd_Webserver_DisableAuthentication`<text:tab/>INTEGER NOT NULL,</text:p>
      <text:p text:style-name="P30"><text:tab/>`vscpd_Webserver_RootPath`<text:tab/>TEXT NOT NULL,</text:p>
      <text:p text:style-name="P30"><text:tab/>`vscpd_Webserver_Port`<text:tab/>TEXT NOT NULL,</text:p>
      <text:p text:style-name="P30"><text:tab/>`vscpd_Webserver_PathCert`<text:tab/>TEXT NOT NULL,</text:p>
      <text:p text:style-name="P30"><text:tab/>`vscpd_Webserver_AuthDomain`<text:tab/>TEXT NOT NULL,</text:p>
      <text:p text:style-name="P30"><text:tab/>`vscpd_Webserver_CgiInterpreter`<text:tab/>TEXT NOT NULL,</text:p>
      <text:p text:style-name="P30"><text:tab/>`vscpd_Webserver_CgiPattern`<text:tab/>TEXT NOT NULL,</text:p>
      <text:p text:style-name="P30"><text:tab/>`vscpd_Webserver_EnableDirectoryListings`<text:tab/>INTEGER NOT NULL,</text:p>
      <text:p text:style-name="P30"><text:tab/>`vscpd_Webserver_HideFilePatterns`<text:tab/>TEXT NOT NULL,</text:p>
      <text:p text:style-name="P30"><text:tab/>`vscpd_Webserver_IndexFiles`<text:tab/>TEXT NOT NULL,</text:p>
      <text:p text:style-name="P30"><text:tab/>`vscpd_Webserver_ExtraMimeTypes`<text:tab/>TEXT,</text:p>
      <text:p text:style-name="P30"><text:tab/>`vscpd_Webserver_UrlRewrites`<text:tab/>TEXT,</text:p>
      <text:p text:style-name="P30"><text:tab/>`vscpd_Webserver_SSIPattern`<text:tab/>TEXT,</text:p>
      <text:p text:style-name="P30"><text:tab/>`vscpd_Webserver_RunAsUser`<text:tab/>REAL,</text:p>
      <text:p text:style-name="P30"><text:tab/>`vscpd_Webserver_PerDirectoryAuthFile`<text:tab/>TEXT,</text:p>
      <text:p text:style-name="P30"><text:tab/>`vscpd_Webserver_GlobalAuthFile`<text:tab/>TEXT,</text:p>
      <text:p text:style-name="P30"><text:tab/>`vscpd_Webserver__IpAcl`<text:tab/>TEXT,</text:p>
      <text:p text:style-name="P30"><text:tab/>`vscpd_Webserver_DavDocumentRoot`<text:tab/>TEXT,</text:p>
      <text:p text:style-name="P30"><text:tab/>`vscpd_WebSocket_Enable`<text:tab/>BLOB NOT NULL,</text:p>
      <text:p text:style-name="P30"><text:tab/>`vscpd_WebSocket_EnableAuth`<text:tab/>INTEGER NOT NULL,</text:p>
      <text:p text:style-name="P30"><text:tab/>`vscpd_MqttBroker_Enable`<text:tab/>INTEGER NOT NULL,</text:p>
      <text:p text:style-name="P30"><text:tab/>`vscpd_MqttBroker_Port`<text:tab/>TEXT,</text:p>
      <text:p text:style-name="P30"><text:tab/>`vscpd_CoapServer_Enable`<text:tab/>INTEGER NOT NULL,</text:p>
      <text:p text:style-name="P30"><text:tab/>`vscpd_CoapServer_Port`<text:tab/>TEXT,</text:p>
      <text:p text:style-name="P30"><text:tab/>`vscpd_Automation_Enable`<text:tab/>INTEGER NOT NULL,</text:p>
      <text:p text:style-name="P30"><text:tab/>`vscpd_Automation_Zone`<text:tab/>INTEGER,</text:p>
      <text:p text:style-name="P30"><text:tab/>`vscpd_Automation_SubZone`<text:tab/>INTEGER,</text:p>
      <text:p text:style-name="P30"><text:tab/>`vscpd_Automation_Longitude`<text:tab/>REAL,</text:p>
      <text:p text:style-name="P30"><text:tab/>`vscpd_Automation_Latitude`<text:tab/>REAL,</text:p>
      <text:p text:style-name="P30"><text:tab/>`vscpd_Automation_Timezone`<text:tab/>TEXT,</text:p>
      <text:p text:style-name="P30"><text:tab/>`vscpd_Automation_Sunrise_Enable`<text:tab/>INTEGER,</text:p>
      <text:p text:style-name="P30"><text:tab/>`vscpd_Automation_Sunset_Enable`<text:tab/>TEXT,</text:p>
      <text:p text:style-name="P30"><text:tab/>`vscpd_Automation_SunsetTwilight_Enable`<text:tab/>INTEGER,</text:p>
      <text:p text:style-name="P30"><text:tab/>`vscpd_Automation_SunriseTwilight_Enable`<text:tab/>INTEGER,</text:p>
      <text:p text:style-name="P30"><text:tab/>`vscpd_Automation_SegmentControllerEvent_Enable`<text:tab/>INTEGER NOT NULL,</text:p>
      <text:p text:style-name="P30"><text:tab/>`vscpd_Automation_SegmentControllerEvent_Interval`<text:tab/>INTEGER,</text:p>
      <text:p text:style-name="P30"><text:tab/>`vscpd_Automation_HeartbeatEvent_Enable`<text:tab/>INTEGER NOT NULL,</text:p>
      <text:p text:style-name="P30"><text:tab/>`vscpd_Automation_HeartbeatEvent_Interval`<text:tab/>INTEGER</text:p>
      <text:p text:style-name="P30">)</text:p>
      <text:p text:style-name="P30"/>
      <text:p text:style-name="P31">dbversion is the version for the database table. Current version is 1</text:p>
      <text:p text:style-name="P30"/>
      <text:h text:style-name="Heading_20_2" text:outline-level="2">Table: user</text:h>
      <text:p text:style-name="P1">Define users.</text:p>
      <text:p text:style-name="P1"/>
      <text:p text:style-name="P18">CREATE TABLE "user" (</text:p>
      <text:p text:style-name="P18"><text:tab/>`idx_user`<text:tab/>INTEGER NOT NULL PRIMARY KEY AUTOINCREMENT UNIQUE,</text:p>
      <text:p text:style-name="P18"><text:tab/>`username`<text:tab/>TEXT NOT NULL UNIQUE,</text:p>
      <text:p text:style-name="P18"><text:tab/>`password`<text:tab/>TEXT NOT NULL,</text:p>
      <text:p text:style-name="P18"><text:tab/>`fullname`<text:tab/>TEXT NOT NULL,</text:p>
      <text:p text:style-name="P18"><text:tab/>`permission`<text:tab/>INTEGER NOT NULL,</text:p>
      <text:p text:style-name="P18"><text:tab/>`note`<text:tab/>TEXT NOT NULL</text:p>
      <text:p text:style-name="P18">)</text:p>
      <text:h text:style-name="Heading_20_2" text:outline-level="2">Table: group</text:h>
      <text:p text:style-name="P1">Define user groups.</text:p>
      <text:p text:style-name="P1"/>
      <text:p text:style-name="P13">CREATE TABLE "group" (</text:p>
      <text:p text:style-name="P13"><text:tab/>`idx_group`<text:tab/>INTEGER NOT NULL PRIMARY KEY AUTOINCREMENT UNIQUE,</text:p>
      <text:p text:style-name="P13"><text:tab/>`groupname`<text:tab/>TEXT NOT NULL,</text:p>
      <text:p text:style-name="P13"><text:tab/>`permission`<text:tab/>INTEGER NOT NULL,</text:p>
      <text:p text:style-name="P13"><text:tab/>`note`<text:tab/>TEXT</text:p>
      <text:p text:style-name="P13">)</text:p>
      <text:p text:style-name="P13"/>
      <text:p text:style-name="P13">permission is bitfield with permissions. <text:s/>The filed is OR'ed with user permissions to form </text:p>
      <text:p text:style-name="P13">the resulting permission.</text:p>
      <text:h text:style-name="Heading_20_2" text:outline-level="2">Table: grouplinks</text:h>
      <text:p text:style-name="P1">links users to groups. One user can be part of many groups.</text:p>
      <text:p text:style-name="P1"/>
      <text:p text:style-name="P15">CREATE TABLE `grouplinks` (</text:p>
      <text:p text:style-name="P15"><text:tab/>`idx_grouplinks`<text:tab/>INTEGER NOT NULL PRIMARY KEY AUTOINCREMENT UNIQUE,</text:p>
      <text:p text:style-name="P15"><text:tab/>`link_to_group`<text:tab/>INTEGER NOT NULL,</text:p>
      <text:p text:style-name="P15"><text:tab/>`link_to_user`<text:tab/>INTEGER NOT NULL</text:p>
      <text:p text:style-name="P15">)</text:p>
      <text:p text:style-name="P15"/>
      <text:h text:style-name="Heading_20_2" text:outline-level="2">Table: location</text:h>
      <text:p text:style-name="P1">Defines a location with the he<text:span text:style-name="T9">l</text:span>p of zone and sub zone.</text:p>
      <text:p text:style-name="P1"/>
      <text:p text:style-name="P26">CREATE TABLE `location` (</text:p>
      <text:p text:style-name="P26"><text:tab/>`idx_location`<text:tab/>INTEGER NOT NULL PRIMARY KEY AUTOINCREMENT UNIQUE,</text:p>
      <text:p text:style-name="P26"><text:tab/>`name`<text:tab/>NUMERIC NOT NULL UNIQUE,</text:p>
      <text:p text:style-name="P26"><text:tab/>`description`<text:tab/>INTEGER,</text:p>
      <text:p text:style-name="P26"><text:tab/>`link_to_zone`<text:tab/>INTEGER,</text:p>
      <text:p text:style-name="P26"><text:tab/>`link_to_subzone`<text:tab/>INTEGER,</text:p>
      <text:p text:style-name="P26"><text:tab/>`link_to_guid`<text:tab/>INTEGER</text:p>
      <text:p text:style-name="P26">)</text:p>
      <text:p text:style-name="P26"/>
      <text:p text:style-name="P26">A GUID can also be used to identify a location. If so <text:span text:style-name="T14">link_to_guid</text:span> points to it.</text:p>
      <text:h text:style-name="P39" text:outline-level="2">Table: driver</text:h>
      <text:p text:style-name="P1">Defines loadable drivers.</text:p>
      <text:p text:style-name="P1"/>
      <text:p text:style-name="P13">CREATE TABLE `driver` (</text:p>
      <text:p text:style-name="P13"><text:tab/>`idx_driver`<text:tab/>INTEGER NOT NULL PRIMARY KEY AUTOINCREMENT UNIQUE,</text:p>
      <text:p text:style-name="P13"><text:tab/>`bEnable`<text:tab/>INTEGER NOT NULL,</text:p>
      <text:p text:style-name="P13"><text:tab/>`level`<text:tab/>INTEGER NOT NULL DEFAULT 0,</text:p>
      <text:p text:style-name="P13"><text:tab/>`name`<text:tab/>TEXT NOT NULL,</text:p>
      <text:p text:style-name="P13"><text:tab/>`link_to_guid`<text:tab/>REAL,</text:p>
      <text:p text:style-name="P13"><text:tab/>`configuration`<text:tab/>TEXT,</text:p>
      <text:p text:style-name="P13"><text:tab/>`path`<text:tab/>INTEGER,</text:p>
      <text:p text:style-name="P13"><text:tab/>`flags`<text:tab/>INTEGER,</text:p>
      <text:p text:style-name="P13"><text:tab/>`note`<text:tab/>TEXT</text:p>
      <text:p text:style-name="P13">)</text:p>
      <text:p text:style-name="P13"/>
      <text:p text:style-name="P13">Driver level is “1” for level I drivers and “2” for level II drivers.</text:p>
      <text:h text:style-name="P39" text:outline-level="2">Table: guid</text:h>
      <text:p text:style-name="P1">Links names and GUID's. <text:s/></text:p>
      <text:p text:style-name="P1">Makes it possible to <text:span text:style-name="T7">refer</text:span> to interfaces by names instead of GUID.</text:p>
      <text:p text:style-name="P1"/>
      <text:p text:style-name="P25">CREATE TABLE "guid" (</text:p>
      <text:p text:style-name="P25"><text:tab/>`idx_guid`<text:tab/>INTEGER NOT NULL PRIMARY KEY AUTOINCREMENT UNIQUE,</text:p>
      <text:p text:style-name="P25"><text:tab/>`type`<text:tab/>INTEGER,</text:p>
      <text:p text:style-name="P25"><text:tab/>`guid`<text:tab/>TEXT NOT NULL,</text:p>
      <text:p text:style-name="P25"><text:tab/>`link_to_guid`<text:tab/>INTEGER,</text:p>
      <text:p text:style-name="P25"><text:tab/>`name`<text:tab/>TEXT,</text:p>
      <text:p text:style-name="P25"><text:tab/>`description`<text:tab/>INTEGER,</text:p>
      <text:p text:style-name="P25"><text:tab/>`link_to_mdf`<text:tab/>INTEGER</text:p>
      <text:p text:style-name="P25">)</text:p>
      <text:p text:style-name="P15"/>
      <text:p text:style-name="P15">type describes what this GUID is describing, for example an interface, a node etc.</text:p>
      <text:p text:style-name="P15"/>
      <text:list xml:id="list6177408625523539490" text:style-name="L1">
        <text:list-item>
          <text:p text:style-name="P23"><text:span text:style-name="T14">Type=0</text:span> - Common GUID.</text:p>
        </text:list-item>
        <text:list-item>
          <text:p text:style-name="P23"><text:span text:style-name="T14">Type=1</text:span> – Interface. <text:span text:style-name="T17">Can be a daemon or a hardware node with several interfaces.</text:span></text:p>
        </text:list-item>
        <text:list-item>
          <text:p text:style-name="P23"><text:span text:style-name="T14">Type=2</text:span> - Hardware. <text:span text:style-name="T14">link_to_guid</text:span> will hold a link to the interface <text:span text:style-name="T13">if this is a Level I node found on an interface. </text:span><text:span text:style-name="T15">link_to_guid</text:span><text:span text:style-name="T13"> is NULL for a Level II hardware node. </text:span></text:p>
        </text:list-item>
        <text:list-item>
          <text:p text:style-name="P24"><text:span text:style-name="T14">Type=</text:span><text:span text:style-name="T16">3</text:span> – <text:span text:style-name="T17">Location.</text:span></text:p>
        </text:list-item>
      </text:list>
      <text:p text:style-name="P22"/>
      <text:p text:style-name="P25"><text:span text:style-name="T14">link_to_mdf</text:span> points to a <text:span text:style-name="T14">mdf_cache</text:span> entry if the MDF has been loaded for a device.</text:p>
      <text:h text:style-name="P39" text:outline-level="2">Table: <text:span text:style-name="T9">zone</text:span></text:h>
      <text:p text:style-name="P11">Defined zones</text:p>
      <text:p text:style-name="P11"/>
      <text:p text:style-name="P19">CREATE TABLE "zone" (</text:p>
      <text:p text:style-name="P19"><text:tab/>`idx_zone`<text:tab/>INTEGER NOT NULL PRIMARY KEY AUTOINCREMENT UNIQUE,</text:p>
      <text:p text:style-name="P19"><text:tab/>`name`<text:tab/>TEXT NOT NULL,</text:p>
      <text:p text:style-name="P19"><text:tab/>`description`<text:tab/>TEXT</text:p>
      <text:p text:style-name="P19">)</text:p>
      <text:h text:style-name="P39" text:outline-level="2">Table: <text:span text:style-name="T9">subzone</text:span></text:h>
      <text:p text:style-name="P7"><text:span text:style-name="T9">Defined subzones</text:span>. </text:p>
      <text:p text:style-name="P7"/>
      <text:p text:style-name="P18">CREATE TABLE `subzone` (</text:p>
      <text:p text:style-name="P18"><text:tab/>`idx_subzone`<text:tab/>INTEGER NOT NULL PRIMARY KEY AUTOINCREMENT,</text:p>
      <text:p text:style-name="P18"><text:tab/>`name`<text:tab/>TEXT NOT NULL,</text:p>
      <text:p text:style-name="P18"><text:tab/>`description`<text:tab/>TEXT</text:p>
      <text:p text:style-name="P18">)</text:p>
      <text:p text:style-name="P1"/>
      <text:h text:style-name="P42" text:outline-level="2">Table: <text:span text:style-name="T12">mdf_cache</text:span></text:h>
      <text:p text:style-name="P17">The mdf cache holds loaded mdf files for nodes.</text:p>
      <text:p text:style-name="P14"/>
      <text:p text:style-name="P17">CREATE TABLE "mdf_cache" (</text:p>
      <text:p text:style-name="P17"><text:tab/>`idx_mdf1`<text:tab/>INTEGER NOT NULL PRIMARY KEY AUTOINCREMENT UNIQUE,</text:p>
      <text:p text:style-name="P17"><text:tab/>`url`<text:tab/>TEXT NOT NULL UNIQUE,</text:p>
      <text:p text:style-name="P17"><text:tab/>`pathFile`<text:tab/>TEXT NOT NULL,</text:p>
      <text:p text:style-name="P17"><text:tab/>`pathPicture`<text:tab/>TEXT NOT NULL,</text:p>
      <text:p text:style-name="P17"><text:tab/>`dateLoaded`<text:tab/>TEXT NOT NULL,</text:p>
      <text:p text:style-name="P17"><text:tab/>`dateAccessed`<text:tab/>TEXT NOT NULL</text:p>
      <text:p text:style-name="P17">)</text:p>
      <text:p text:style-name="P10"/>
      <text:p text:style-name="P17"><text:span text:style-name="T12">url is the device url. </text:span></text:p>
      <text:h text:style-name="P40" text:outline-level="2">Table: <text:span text:style-name="T10">simpleui</text:span></text:h>
      <text:p text:style-name="P8"><text:span text:style-name="T10">Defines a simple UI</text:span></text:p>
      <text:p text:style-name="P8"/>
      <text:p text:style-name="P29">CREATE TABLE "simpleui" (</text:p>
      <text:p text:style-name="P29"><text:tab/>`idx_simpleui`<text:tab/>INTEGER NOT NULL PRIMARY KEY AUTOINCREMENT UNIQUE,</text:p>
      <text:p text:style-name="P29"><text:tab/>`name`<text:tab/>TEXT NOT NULL UNIQUE,</text:p>
      <text:p text:style-name="P29"><text:tab/>`link_to_user`<text:tab/>INTEGER NOT NULL,</text:p>
      <text:p text:style-name="P29"><text:tab/>`permission`<text:tab/>INTEGER NOT NULL</text:p>
      <text:p text:style-name="P29">)</text:p>
      <text:h text:style-name="P40" text:outline-level="2">Table: <text:span text:style-name="T10">simpleui_item</text:span></text:h>
      <text:p text:style-name="P12">Items for simple UI</text:p>
      <text:p text:style-name="P12"/>
      <text:p text:style-name="P16">CREATE TABLE `simpleui_items` (</text:p>
      <text:p text:style-name="P16"><text:tab/>`idx_simpleui_items`<text:tab/>INTEGER NOT NULL PRIMARY KEY AUTOINCREMENT UNIQUE,</text:p>
      <text:p text:style-name="P16"><text:tab/>`link_to_simpleui`<text:tab/>INTEGER,</text:p>
      <text:p text:style-name="P16"><text:tab/>`page`<text:tab/>INTEGER,</text:p>
      <text:p text:style-name="P16"><text:tab/>`sortorder`<text:tab/>INTEGER,</text:p>
      <text:p text:style-name="P16"><text:tab/>`typerow`<text:tab/>INTEGER</text:p>
      <text:p text:style-name="P16">)</text:p>
      <text:h text:style-name="P41" text:outline-level="2">Table: <text:span text:style-name="T11">userdef_table</text:span></text:h>
      <text:p text:style-name="P9"><text:span text:style-name="T11">Define a user table</text:span>. </text:p>
      <text:p text:style-name="P9"/>
      <text:p text:style-name="P21">CREATE TABLE "userdef_table" (</text:p>
      <text:p text:style-name="P21"><text:tab/>`idx_table`<text:tab/>INTEGER NOT NULL PRIMARY KEY AUTOINCREMENT UNIQUE,</text:p>
      <text:p text:style-name="P21"><text:tab/>`name`<text:tab/>TEXT NOT NULL,</text:p>
      <text:p text:style-name="P21"><text:tab/>`xname`<text:tab/>BLOB NOT NULL,</text:p>
      <text:p text:style-name="P21"><text:tab/>`yname`<text:tab/>TEXT NOT NULL,</text:p>
      <text:p text:style-name="P21"><text:tab/>`title`<text:tab/>REAL NOT NULL,</text:p>
      <text:p text:style-name="P21"><text:tab/>`xfield`<text:tab/>TEXT NOT NULL,</text:p>
      <text:p text:style-name="P21"><text:tab/>`yfield`<text:tab/>TEXT NOT NULL,</text:p>
      <text:p text:style-name="P21"><text:tab/>`note`<text:tab/>NUMERIC,</text:p>
      <text:p text:style-name="P21"><text:tab/>`link_to_owner`<text:tab/>INTEGER,</text:p>
      <text:p text:style-name="P21"><text:tab/>`size`<text:tab/>INTEGER NOT NULL,</text:p>
      <text:p text:style-name="P21"><text:tab/>`sql_create`<text:tab/>TEXT NOT NULL,</text:p>
      <text:p text:style-name="P21"><text:tab/>`sql_insertvalue`<text:tab/>TEXT NOT NULL</text:p>
      <text:p text:style-name="P21">)</text:p>
      <text:p text:style-name="P9"/>
      <text:p text:style-name="P20"><text:span text:style-name="T12"><text:s/></text:span></text:p>
      <text:p text:style-name="P21">xname is name used for x-axis. Yname is name used for y-axis. Titel is title used for diagram. Xfield is table field used for x-axis. Yfield is table field used for y-axis. link_to_owner links to a user that owns this table. Permission is permissions. Size is size for sized table, is zero for an ever growing table. Sql_create is SQL expression to create table. sql_insertvalue is SQL expression to insert a value into the table. The value should be set as $value in the SQL expression and will be substituted with the real value as a floating point value.</text:p>
      <text:p text:style-name="P21"/>
      <text:h text:style-name="P43" text:outline-level="2">Table: <text:span text:style-name="T18">acl</text:span></text:h>
      <text:p text:style-name="P27"><text:span text:style-name="T18">Access control list for a user. List ip.v4 or ip.v6 <text:s/>addresses from which this user can login.</text:span></text:p>
      <text:p text:style-name="P27"/>
      <text:p text:style-name="P28">CREATE TABLE `acl` (</text:p>
      <text:p text:style-name="P28"><text:tab/>`idx_acl`<text:tab/>INTEGER NOT NULL PRIMARY KEY AUTOINCREMENT UNIQUE,</text:p>
      <text:p text:style-name="P28"><text:tab/>`address`<text:tab/>TEXT NOT NULL,</text:p>
      <text:p text:style-name="P28"><text:tab/>`link_to_user`<text:tab/>INTEGER NOT NULL</text:p>
      <text:p text:style-name="P28">)</text:p>
      <text:h text:style-name="P38" text:outline-level="1"/>
      <text:h text:style-name="P37" text:outline-level="1"><text:span text:style-name="T2">Database: </text:span>vscp_data</text:h>
      <text:p text:style-name="P1">This database contains general VSCP information about classes/types/units and data-format. <text:span text:style-name="T6">This file can be placed in a read-only location.</text:span></text:p>
      <text:p text:style-name="P1"/>
      <text:p text:style-name="P3">Normally stored in <text:span text:style-name="T3">/srv/vscp</text:span></text:p>
      <text:h text:style-name="Heading_20_2" text:outline-level="2">vscp_class</text:h>
      <text:p text:style-name="P1">Defined VSCP classes.</text:p>
      <text:h text:style-name="Heading_20_2" text:outline-level="2">vscp_type</text:h>
      <text:p text:style-name="P1">Defined VSCP types.</text:p>
      <text:h text:style-name="Heading_20_2" text:outline-level="2">vscp_unit</text:h>
      <text:p text:style-name="P1">Defined units for a class/type.</text:p>
      <text:h text:style-name="Heading_20_2" text:outline-level="2">vscp_data_description</text:h>
      <text:p text:style-name="P1">Description of data for a class/type.</text:p>
      <text:p text:style-name="P1"/>
      <text:p text:style-name="P1"/>
      <text:p text:style-name="P1"/>
      <text:p text:style-name="P1"/>
      <text:p text:style-name="P1"/>
      <text:p text:style-name="P1"/>
      <text:h text:style-name="P35" text:outline-level="1"/>
      <text:h text:style-name="P36" text:outline-level="1"><text:span text:style-name="T4">Database:</text:span> <text:span text:style-name="T8">vscp_</text:span>variable</text:h>
      <text:p text:style-name="P5">This database holds persistent variables. It must be placed in a location that <text:span text:style-name="T7">can be written. Two tables are available one external and one internal. The internal table holds stock variables, non persistent variables and pseudovariables for settings.</text:span></text:p>
      <text:p text:style-name="P5"/>
      <text:p text:style-name="P34">Pseudo stock variables are vscp.settings.xxxxx where xxxxx is the settings name. </text:p>
      <text:p text:style-name="P5"/>
      <text:p text:style-name="P4">Normally stored in <text:span text:style-name="T3">/srv/vscp</text:span></text:p>
      <text:h text:style-name="Heading_20_2" text:outline-level="2">variable</text:h>
      <text:p text:style-name="P1">Defines persistent variables</text:p>
      <text:p text:style-name="P1"/>
      <text:p text:style-name="P1"/>
      <text:p text:style-name="P1"/>
      <text:p text:style-name="P1"/>
      <text:p text:style-name="P1"/>
      <text:p text:style-name="P1"/>
      <text:h text:style-name="P35" text:outline-level="1"/>
      <text:h text:style-name="P36" text:outline-level="1"><text:span text:style-name="T5">Database:</text:span> dm</text:h>
      <text:p text:style-name="P5">This is the decision matrix file for the daemon. The data in the table can be edited in the web interface and therefore be saved. But if this is not necessary the file can be placed at a read-only location. </text:p>
      <text:p text:style-name="P5"/>
      <text:p text:style-name="P4">Normally stored in <text:span text:style-name="T3">/srv/vscp</text:span></text:p>
      <text:h text:style-name="Heading_20_2" text:outline-level="2">dm</text:h>
      <text:p text:style-name="P1">Decision matrix rows loaded into memory when the mac<text:span text:style-name="T5">h</text:span>ine starts up. </text:p>
      <text:p text:style-name="P1">Also loaded from <text:span text:style-name="T5">the VSCP daemon </text:span>config<text:span text:style-name="T5">uration</text:span>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e Hedman</meta:initial-creator>
    <meta:creation-date>2016-05-30T21:26:08.985811833</meta:creation-date>
    <dc:date>2016-06-14T19:01:02.183751869</dc:date>
    <dc:creator>Ake Hedman</dc:creator>
    <meta:editing-duration>P4DT11H42M21S</meta:editing-duration>
    <meta:editing-cycles>34</meta:editing-cycles>
    <meta:generator>LibreOffice/4.3.3.2$Linux_X86_64 LibreOffice_project/430m0$Build-2</meta:generator>
    <meta:document-statistic meta:table-count="0" meta:image-count="0" meta:object-count="0" meta:page-count="1" meta:paragraph-count="242" meta:word-count="1204" meta:character-count="9127" meta:non-whitespace-character-count="8013"/>
  </office:meta>
</office:document-meta>
</file>